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Wordpress Development 1. Что ето 2. Зачем нужно 3. Как использовать 4. Из чего состоит 5. Ключевые понятий, концепции</text:p>
      <text:p text:style-name="Standard">ChatGPT</text:p>
      <text:p text:style-name="P3">ChatGPT</text:p>
      <text:p text:style-name="Text_20_body">Конечно, вот ответы на ваши вопросы:</text:p>
      <text:list xml:id="list6245299864332953999" text:style-name="L1">
        <text:list-item>
          <text:p text:style-name="P1"><text:span text:style-name="Strong_20_Emphasis">Что это?</text:span> WordPress Development - это процесс создания и разработки веб-сайтов, используя платформу управления контентом (CMS) под названием WordPress. Это мощный инструмент, который позволяет пользователям создавать различные типы веб-сайтов, от блогов до электронной коммерции.</text:p>
        </text:list-item>
        <text:list-item>
          <text:p text:style-name="P1"><text:span text:style-name="Strong_20_Emphasis">Зачем нужно?</text:span> WordPress разработка позволяет создавать веб-сайты с минимальными затратами времени и усилий. Это идеальное решение для тех, кто хочет быстро развернуть онлайн-присутствие или создать блог, портфолио, корпоративный сайт или интернет-магазин. WordPress также предлагает огромное сообщество разработчиков и множество плагинов и тем, что делает его гибким и расширяемым.</text:p>
        </text:list-item>
        <text:list-item>
          <text:p text:style-name="P1"><text:span text:style-name="Strong_20_Emphasis">Как использовать?</text:span> Для использования WordPress для разработки сайтов, вам нужно установить WordPress на свой хостинг, выбрать или создать тему, настроить плагины и начать добавлять контент. Затем вы можете настраивать дизайн и функционал с помощью различных настроек и расширений.</text:p>
        </text:list-item>
        <text:list-item>
          <text:p text:style-name="P1"><text:span text:style-name="Strong_20_Emphasis">Из чего состоит?</text:span> WordPress состоит из нескольких ключевых компонентов:</text:p>
          <text:list>
            <text:list-item>
              <text:p text:style-name="P2"><text:span text:style-name="Strong_20_Emphasis">Ядро WordPress</text:span>: Основной код и функциональность.</text:p>
            </text:list-item>
            <text:list-item>
              <text:p text:style-name="P2"><text:span text:style-name="Strong_20_Emphasis">Темы</text:span>: Дизайн и макет вашего сайта.</text:p>
            </text:list-item>
            <text:list-item>
              <text:p text:style-name="P2"><text:span text:style-name="Strong_20_Emphasis">Плагины</text:span>: Расширения, добавляющие дополнительную функциональность.</text:p>
            </text:list-item>
            <text:list-item>
              <text:p text:style-name="P2"><text:span text:style-name="Strong_20_Emphasis">База данных</text:span>: Хранит всю информацию о вашем сайте, включая посты, страницы, комментарии и настройки.</text:p>
            </text:list-item>
          </text:list>
        </text:list-item>
        <text:list-item>
          <text:p text:style-name="P1"><text:span text:style-name="Strong_20_Emphasis">Ключевые понятия, концепции</text:span></text:p>
          <text:list>
            <text:list-item>
              <text:p text:style-name="P2"><text:span text:style-name="Strong_20_Emphasis">Посты и Страницы</text:span>: Основные типы контента.</text:p>
            </text:list-item>
            <text:list-item>
              <text:p text:style-name="P2"><text:span text:style-name="Strong_20_Emphasis">Темы и шаблоны</text:span>: Управление внешним видом сайта.</text:p>
            </text:list-item>
            <text:list-item>
              <text:p text:style-name="P2"><text:span text:style-name="Strong_20_Emphasis">Плагины</text:span>: Дополнительная функциональность.</text:p>
            </text:list-item>
            <text:list-item>
              <text:p text:style-name="P2"><text:span text:style-name="Strong_20_Emphasis">Административная панель</text:span>: Интерфейс управления сайтом.</text:p>
            </text:list-item>
            <text:list-item>
              <text:p text:style-name="P2"><text:span text:style-name="Strong_20_Emphasis">Хуки и фильтры</text:span>: Механизмы расширения функциональности WordPress.</text:p>
            </text:list-item>
            <text:list-item>
              <text:p text:style-name="P2"><text:span text:style-name="Strong_20_Emphasis">API</text:span>: Интерфейсы программирования приложений для взаимодействия с WordPress извне.</text:p>
            </text:list-item>
            <text:list-item>
              <text:p text:style-name="P1"><text:span text:style-name="Strong_20_Emphasis">Метабоксы и таксономии</text:span>: Организация контента и его метаданных.</text:p>
            </text:list-item>
          </text:list>
        </text:list-item>
      </text:list>
      <text:p text:style-name="Text_20_body">Надеюсь, эти ответы помогут вам лучше понять WordPress Development! Если у вас есть еще вопросы, не стесняйтесь спрашивать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4-05-01T21:18:31.42</dc:date>
    <meta:document-statistic meta:table-count="0" meta:image-count="0" meta:object-count="0" meta:page-count="1" meta:paragraph-count="21" meta:word-count="273" meta:character-count="1999"/>
    <dc:creator>Dima Wide</dc:creator>
    <meta:user-defined meta:name="Info 1"/>
    <meta:user-defined meta:name="Info 2"/>
    <meta:user-defined meta:name="Info 3"/>
    <meta:user-defined meta:name="Info 4"/>
  </office:meta>
</office:document-meta>
</file>